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C3000002C31D2059F0FCC7E379.png" manifest:media-type="image/png"/>
  <manifest:file-entry manifest:full-path="Pictures/10000B8F000052AF000052AFF41C2366D2472138.svg" manifest:media-type="image/svg+xml"/>
  <manifest:file-entry manifest:full-path="Pictures/10000001000002C3000002C3D184D67BA0CD579B.png" manifest:media-type="image/png"/>
  <manifest:file-entry manifest:full-path="Pictures/1000049A000052C9000052C9A8A756F36AC98DF3.svg" manifest:media-type="image/svg+xml"/>
  <manifest:file-entry manifest:full-path="Pictures/100009A2000052C9000052C94A25FAC4B2A575D5.svg" manifest:media-type="image/svg+xml"/>
  <manifest:file-entry manifest:full-path="Pictures/10000001000002C3000002C3FDDA6CD6741737D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kt_20_bez_20_výplne_20_a_20_obrysu">
      <style:graphic-properties svg:stroke-color="#f9a82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159cm" svg:stroke-color="#000000" draw:marker-start-width="0.439cm" draw:marker-end-width="0.439cm" draw:fill="none" draw:textarea-vertical-align="middle" fo:padding-top="0.205cm" fo:padding-bottom="0.205cm" fo:padding-left="0.33cm" fo:padding-right="0.33cm" loext:decorative="false"/>
    </style:style>
    <style:style style:name="gr4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5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frame draw:style-name="gr1" draw:text-style-name="P1" draw:layer="layout" svg:width="4.094cm" svg:height="4.094cm" draw:transform="rotate (0.00436332312998583) translate (5.704cm 11.774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3.389cm" svg:height="3.389cm" draw:transform="skewX (-0.000349065850398865) rotate (1.56660753659011) translate (3.258cm 17.661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frame draw:style-name="gr2" draw:text-style-name="P1" draw:layer="layout" svg:width="4.094cm" svg:height="4.04cm" draw:transform="rotate (0.00436332312998583) translate (8.192cm 13.971cm)">
          <draw:image xlink:href="Pictures/1000049A000052C9000052C9A8A756F36AC98DF3.svg" xlink:type="simple" xlink:show="embed" xlink:actuate="onLoad" draw:mime-type="image/svg+xml">
            <text:p/>
          </draw:image>
          <draw:image xlink:href="Pictures/10000001000002C3000002C3FDDA6CD6741737DF.png" xlink:type="simple" xlink:show="embed" xlink:actuate="onLoad" draw:mime-type="image/png"/>
        </draw:frame>
        <draw:line draw:style-name="gr3" draw:text-style-name="P2" draw:layer="layout" svg:x1="4.005cm" svg:y1="17.599cm" svg:x2="11.545cm" svg:y2="17.606cm">
          <text:p/>
        </draw:line>
        <draw:frame draw:style-name="gr1" draw:text-style-name="P1" draw:layer="layout" svg:width="2.785cm" svg:height="2.784cm" draw:transform="rotate (0.00436332312998582) translate (14.037cm 12.985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2.305cm" svg:height="2.305cm" draw:transform="skewX (-0.000349065850398865) rotate (1.56643300366491) translate (12.375cm 16.99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frame draw:style-name="gr1" draw:text-style-name="P1" draw:layer="layout" svg:width="2.784cm" svg:height="2.748cm" draw:transform="rotate (0.00436332312998582) translate (15.73cm 14.481cm)">
          <draw:image xlink:href="Pictures/1000049A000052C9000052C9A8A756F36AC98DF3.svg" xlink:type="simple" xlink:show="embed" xlink:actuate="onLoad" draw:mime-type="image/svg+xml">
            <text:p/>
          </draw:image>
          <draw:image xlink:href="Pictures/10000001000002C3000002C3FDDA6CD6741737DF.png" xlink:type="simple" xlink:show="embed" xlink:actuate="onLoad" draw:mime-type="image/png"/>
        </draw:frame>
        <draw:line draw:style-name="gr4" draw:text-style-name="P2" draw:layer="layout" svg:x1="12.882cm" svg:y1="16.948cm" svg:x2="18.01cm" svg:y2="16.953cm">
          <text:p/>
        </draw:line>
        <draw:frame draw:style-name="gr1" draw:text-style-name="P1" draw:layer="layout" svg:width="1.802cm" svg:height="1.801cm" draw:transform="rotate (0.00436332312998582) translate (-5.671cm 13.821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-6.747cm 16.412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frame draw:style-name="gr1" draw:text-style-name="P1" draw:layer="layout" svg:width="1.801cm" svg:height="1.778cm" draw:transform="rotate (0.00436332312998582) translate (-4.576cm 14.789cm)">
          <draw:image xlink:href="Pictures/1000049A000052C9000052C9A8A756F36AC98DF3.svg" xlink:type="simple" xlink:show="embed" xlink:actuate="onLoad" draw:mime-type="image/svg+xml">
            <text:p/>
          </draw:image>
          <draw:image xlink:href="Pictures/10000001000002C3000002C3FDDA6CD6741737DF.png" xlink:type="simple" xlink:show="embed" xlink:actuate="onLoad" draw:mime-type="image/png"/>
        </draw:frame>
        <draw:line draw:style-name="gr5" draw:text-style-name="P2" draw:layer="layout" svg:x1="-6.419cm" svg:y1="16.385cm" svg:x2="-3.101cm" svg:y2="16.388cm">
          <text:p/>
        </draw:line>
        <draw:frame draw:style-name="gr1" draw:text-style-name="P1" draw:layer="layout" svg:width="2.785cm" svg:height="2.784cm" draw:transform="rotate (0.00436332312998582) translate (-0.981cm 13.051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2.305cm" svg:height="2.305cm" draw:transform="skewX (-0.000349065850398865) rotate (1.56643300366491) translate (-2.646cm 17.056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frame draw:style-name="gr1" draw:text-style-name="P1" draw:layer="layout" svg:width="2.784cm" svg:height="2.748cm" draw:transform="rotate (0.00436332312998582) translate (0.71cm 14.546cm)">
          <draw:image xlink:href="Pictures/1000049A000052C9000052C9A8A756F36AC98DF3.svg" xlink:type="simple" xlink:show="embed" xlink:actuate="onLoad" draw:mime-type="image/svg+xml">
            <text:p/>
          </draw:image>
          <draw:image xlink:href="Pictures/10000001000002C3000002C3FDDA6CD6741737DF.png" xlink:type="simple" xlink:show="embed" xlink:actuate="onLoad" draw:mime-type="image/png"/>
        </draw:frame>
        <draw:line draw:style-name="gr4" draw:text-style-name="P2" draw:layer="layout" svg:x1="-2.137cm" svg:y1="17.013cm" svg:x2="2.991cm" svg:y2="17.018cm">
          <text:p/>
        </draw:line>
        <draw:frame draw:style-name="gr1" draw:text-style-name="P1" draw:layer="layout" svg:width="1.802cm" svg:height="1.801cm" draw:transform="rotate (0.00436332312998582) translate (-5.656cm 13.825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-6.733cm 16.417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line draw:style-name="gr5" draw:text-style-name="P2" draw:layer="layout" svg:x1="-6.405cm" svg:y1="16.389cm" svg:x2="-3.087cm" svg:y2="16.392cm">
          <text:p/>
        </draw:line>
        <draw:frame draw:style-name="gr1" draw:text-style-name="P1" draw:layer="layout" svg:width="1.802cm" svg:height="1.801cm" draw:transform="rotate (0.00436332312998582) translate (-5.656cm 13.825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-6.733cm 16.417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line draw:style-name="gr5" draw:text-style-name="P2" draw:layer="layout" svg:x1="-6.405cm" svg:y1="16.389cm" svg:x2="-3.087cm" svg:y2="16.392cm">
          <text:p/>
        </draw:line>
        <draw:frame draw:style-name="gr1" draw:text-style-name="P1" draw:layer="layout" svg:width="1.802cm" svg:height="1.801cm" draw:transform="rotate (0.00436332312998582) translate (-5.642cm 13.83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-6.719cm 16.42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line draw:style-name="gr5" draw:text-style-name="P2" draw:layer="layout" svg:x1="-6.391cm" svg:y1="16.393cm" svg:x2="-3.073cm" svg:y2="16.396cm">
          <text:p/>
        </draw:line>
        <draw:frame draw:style-name="gr1" draw:text-style-name="P1" draw:layer="layout" svg:width="1.802cm" svg:height="1.801cm" draw:transform="rotate (0.00436332312998582) translate (19.829cm 13.71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18.752cm 16.302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frame draw:style-name="gr1" draw:text-style-name="P1" draw:layer="layout" svg:width="1.801cm" svg:height="1.778cm" draw:transform="rotate (0.00436332312998582) translate (20.924cm 14.678cm)">
          <draw:image xlink:href="Pictures/1000049A000052C9000052C9A8A756F36AC98DF3.svg" xlink:type="simple" xlink:show="embed" xlink:actuate="onLoad" draw:mime-type="image/svg+xml">
            <text:p/>
          </draw:image>
          <draw:image xlink:href="Pictures/10000001000002C3000002C3FDDA6CD6741737DF.png" xlink:type="simple" xlink:show="embed" xlink:actuate="onLoad" draw:mime-type="image/png"/>
        </draw:frame>
        <draw:line draw:style-name="gr5" draw:text-style-name="P2" draw:layer="layout" svg:x1="19.081cm" svg:y1="16.274cm" svg:x2="22.399cm" svg:y2="16.277cm">
          <text:p/>
        </draw:line>
        <draw:frame draw:style-name="gr1" draw:text-style-name="P1" draw:layer="layout" svg:width="1.802cm" svg:height="1.801cm" draw:transform="rotate (0.00436332312998582) translate (19.843cm 13.714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18.766cm 16.305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line draw:style-name="gr5" draw:text-style-name="P2" draw:layer="layout" svg:x1="19.095cm" svg:y1="16.278cm" svg:x2="22.413cm" svg:y2="16.281cm">
          <text:p/>
        </draw:line>
        <draw:frame draw:style-name="gr1" draw:text-style-name="P1" draw:layer="layout" svg:width="1.802cm" svg:height="1.801cm" draw:transform="rotate (0.00436332312998582) translate (19.843cm 13.714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18.766cm 16.305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line draw:style-name="gr5" draw:text-style-name="P2" draw:layer="layout" svg:x1="19.095cm" svg:y1="16.278cm" svg:x2="22.413cm" svg:y2="16.281cm">
          <text:p/>
        </draw:line>
        <draw:frame draw:style-name="gr1" draw:text-style-name="P1" draw:layer="layout" svg:width="1.802cm" svg:height="1.801cm" draw:transform="rotate (0.00436332312998582) translate (19.857cm 13.719cm)">
          <draw:image xlink:href="Pictures/10000B8F000052AF000052AFF41C2366D2472138.svg" xlink:type="simple" xlink:show="embed" xlink:actuate="onLoad" draw:mime-type="image/svg+xml">
            <text:p/>
          </draw:image>
          <draw:image xlink:href="Pictures/10000001000002C3000002C3D184D67BA0CD579B.png" xlink:type="simple" xlink:show="embed" xlink:actuate="onLoad" draw:mime-type="image/png"/>
        </draw:frame>
        <draw:frame draw:style-name="gr1" draw:text-style-name="P1" draw:layer="layout" svg:width="1.491cm" svg:height="1.491cm" draw:transform="rotate (1.56643300366491) translate (18.78cm 16.308cm)">
          <draw:image xlink:href="Pictures/100009A2000052C9000052C94A25FAC4B2A575D5.svg" xlink:type="simple" xlink:show="embed" xlink:actuate="onLoad" draw:mime-type="image/svg+xml">
            <text:p/>
          </draw:image>
          <draw:image xlink:href="Pictures/10000001000002C3000002C31D2059F0FCC7E379.png" xlink:type="simple" xlink:show="embed" xlink:actuate="onLoad" draw:mime-type="image/png"/>
        </draw:frame>
        <draw:line draw:style-name="gr5" draw:text-style-name="P2" draw:layer="layout" svg:x1="19.109cm" svg:y1="16.282cm" svg:x2="22.427cm" svg:y2="16.2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4T15:47:21.234000000</meta:creation-date>
    <dc:date>2024-09-04T18:04:01.185000000</dc:date>
    <meta:editing-duration>PT2H12M8S</meta:editing-duration>
    <meta:editing-cycles>3</meta:editing-cycles>
    <meta:generator>LibreOffice/7.6.0.3$Windows_X86_64 LibreOffice_project/69edd8b8ebc41d00b4de3915dc82f8f0fc3b6265</meta:generator>
    <meta:document-statistic meta:object-count="38"/>
  </office:meta>
</office:document-meta>
</file>